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c9c2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8a088d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 style:parent-style-name="Table_20_Contents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aeeea" officeooo:paragraph-rsid="072c9c26" style:font-size-asian="9pt" style:font-style-asian="normal" style:font-weight-asian="normal" style:font-name-complex="Pyidaungsu1" style:font-size-complex="9pt" style:font-weight-complex="normal" style:text-emphasize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officeooo:rsid="003ccd11"/>
    </style:style>
    <style:style style:name="T16" style:family="text">
      <style:text-properties officeooo:rsid="0010181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8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8">လက်မှတ်</text:p>
            <text:p text:style-name="P69">အမည်</text:p>
            <text:p text:style-name="P69">တာဝန်</text:p>
            <text:p text:style-name="P69">နိုင်ငံသားစိစစ်ရေးကတ်ပြားအမှတ်</text:p>
            <text:p text:style-name="P6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9835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707312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7014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704240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06707056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06700400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7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9:51.474000000</dc:date>
    <meta:editing-duration>P1DT7H10M6S</meta:editing-duration>
    <meta:editing-cycles>801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